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#33ff99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661900"/>
    </style:style>
    <style:style style:name="T26" style:family="text">
      <style:text-properties fo:background-color="#ffcc00"/>
    </style:style>
    <style:style style:name="T27" style:family="text">
      <style:text-properties fo:background-color="#000000"/>
    </style:style>
    <style:style style:name="T28" style:family="text">
      <style:text-properties fo:background-color="transparent"/>
    </style:style>
    <style:style style:name="T29" style:family="text">
      <style:text-properties fo:background-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1 bajt danych)</text:p>
      <text:p text:style-name="P2">CGMCal <text:s text:c="10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CGMPacket <text:s text:c="7"/>CGMRecordType = <text:span text:style-name="T1">0x04</text:span> - pakiet (2 bajty danych) 01 04</text:p>
      <text:p text:style-name="P2">CGMError <text:s text:c="8"/>CGMRecordType = <text:span text:style-name="T14">0x05</text:span> - błąd sensora <text:span text:style-name="T25">00 05</text:span>- sensor włączony <text:span text:style-name="T25">01 05</text:span>- sensor wyłączony <text:span text:style-name="T25">02 05</text:span>- utrata sensora i autowyłączenie po czasie</text:p>
      <text:p text:style-name="P2">CGMDataLow <text:s text:c="6"/>CGMRecordType = <text:span text:style-name="T1">0x06</text:span> – osiągnięty dolny limit glikemii 06 = poniżej 40 (1 bajt danych)</text:p>
      <text:p text:style-name="P2">CGMDataHigh <text:s text:c="5"/>CGMRecordType = <text:span text:style-name="T1">0x07</text:span> – osiągnięty górny limit glikemii FF 07 = powyżej 400 (2 bajty danych)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(5 bajtów danych)</text:p>
      <text:p text:style-name="P2">CGMTimeChange <text:s text:c="3"/>CGMRecordType = <text:span text:style-name="T24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zdarzenie podanego bolusa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8"/>
      <text:p text:style-name="P7">54 4F 49 43 3D 37 31 30 33 38 13 36 3F 47 13 3F 13 38 13 34 13 32 13 32 13 32 13 45 9B 0D 08 13 32 34 33 30 30 33 38 3E 44 4A 50 57 57 54 4F 49 43 3D 37 31 13 30 13 31 13 31 13 32 13 32 13 32</text:p>
      <text:p text:style-name="P7">13 45 A5 0F 08 13 32 45 13 3F 13 39 3F 42 40 3C 37 31 30 33 38 3E 13 05 AF 10 08 13 05 AF 10 08 13 05 AF 10 08 13 05 AF 10 08 44 4A 50 57 13 05 87 11 08 57 54 4F 49 43 3D 37 31 13 30 13 31 13</text:p>
      <text:p text:style-name="P7">31 13 32 13 <text:span text:style-name="T16">32</text:span> <text:span text:style-name="T16">13</text:span> <text:span text:style-name="T16">32</text:span> <text:span text:style-name="T15">13 45 91 12 08</text:span> <text:span text:style-name="T27">13</text:span> <text:span text:style-name="T16">32</text:span> <text:span text:style-name="T16">45</text:span> <text:span text:style-name="T26">01 03</text:span> <text:span text:style-name="T18">5C 13 05 A1 12 0E</text:span> <text:span text:style-name="T15">13 05 A0 12 08</text:span> <text:span text:style-name="T29">00 00 01 13 05 A3 12 10</text:span> <text:span text:style-name="T15">13 05 A0 12 08</text:span> <text:span text:style-name="T26">01 03</text:span> <text:span text:style-name="T26">01 03</text:span> <text:span text:style-name="T16">30</text:span> <text:span text:style-name="T17">BD 0E 13 05 AF 12 0F</text:span> <text:span text:style-name="T16">2F</text:span> <text:span text:style-name="T16">2C</text:span> <text:span text:style-name="T29">00 00 01 13 05 BB 12 10</text:span> <text:span text:style-name="T15">13</text:span> <text:s text:c="107"/><text:span text:style-name="T16">18:47</text:span> <text:s text:c="17"/><text:span text:style-name="T16">18:52</text:span></text:p>
      <text:p text:style-name="P7"><text:span text:style-name="T15">05 B9 12 08</text:span> <text:span text:style-name="T16">28</text:span> <text:span text:style-name="T15">13 05 82 13 08</text:span> <text:span text:style-name="T23">01</text:span> 00 00 00 00 00 00 00 00 00 00 00 00 00 00 00 00 00 00 00 00 00 00 00 00 00 00 00 00 00 00 00 00 00 00 00 00 00 00 00 00 00 00 00 00 <text:s text:c="32"/></text:p>
      <text:p text:style-name="P4"><text:s text:c="3"/>18:57<text:span text:style-name="T28"> <text:s text:c="12"/></text:span>19:02</text:p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miesiąc i dzień: 12-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12M25S</meta:editing-duration>
    <meta:editing-cycles>35</meta:editing-cycles>
    <meta:generator>OpenOffice/4.1.5$Win32 OpenOffice.org_project/415m1$Build-9789</meta:generator>
    <dc:date>2019-02-05T19:47:47.60</dc:date>
    <dc:creator>Sławomir Malinowski</dc:creator>
    <meta:document-statistic meta:table-count="4" meta:image-count="0" meta:object-count="0" meta:page-count="1" meta:paragraph-count="55" meta:word-count="819" meta:character-count="5233"/>
    <meta:user-defined meta:name="Info 1"/>
    <meta:user-defined meta:name="Info 2"/>
    <meta:user-defined meta:name="Info 3"/>
    <meta:user-defined meta:name="Info 4"/>
  </office:meta>
</office:document-meta>
</file>